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6.8756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6.4575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>
      <style:text-properties fo:font-weight="bold" style:font-weight-asian="bold" style:font-weight-complex="bold"/>
    </style:style>
    <style:style style:name="ce3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roduct ID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Approximate price per part</text:p>
          </table:table-cell>
          <table:table-cell table:style-name="ce1" office:value-type="string" calcext:value-type="string">
            <text:p>Approximate total pric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Microlens array parts</text:p>
          </table:table-cell>
          <table:table-cell table:style-name="ce1" table:number-columns-repeated="5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Microlens arr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mm x 10 mm array of 500 um square-shaped, spherical microlenses, 500 um pitch, ROC 6.3 mm +/- 10%</text:p>
          </table:table-cell>
          <table:table-cell office:value-type="string" calcext:value-type="string">
            <text:p>SUSS MicroOptics</text:p>
          </table:table-cell>
          <table:table-cell office:value-type="string" calcext:value-type="string">
            <text:p>18-00201</text:p>
          </table:table-cell>
          <table:table-cell office:value-type="string" calcext:value-type="string">
            <text:p>http://www.suss.ch/shop/microlens-arrays/fused-silica/square-lenses/microlens-array-nr-18-00201.html</text:p>
          </table:table-cell>
          <table:table-cell office:value-type="currency" office:currency="EUR" office:value="494" calcext:value-type="currency">
            <text:p>494.00 €</text:p>
          </table:table-cell>
          <table:table-cell table:formula="of:=[.G3]*[.B3]" office:value-type="currency" office:currency="EUR" office:value="988" calcext:value-type="currency">
            <text:p>988.00 €</text:p>
          </table:table-cell>
          <table:table-cell office:value-type="string" calcext:value-type="string">
            <text:p>In-stock microlens arrays are a little cheaper from SUSS, but will likely differ from from the ones here. AR-coat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lens array mounting sys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o-mechanics for mounting and positioning the MLA's</text:p>
          </table:table-cell>
          <table:table-cell office:value-type="string" calcext:value-type="string">
            <text:p>SUSS MicroOptics</text:p>
          </table:table-cell>
          <table:table-cell office:value-type="string" calcext:value-type="string">
            <text:p>11-00056</text:p>
          </table:table-cell>
          <table:table-cell office:value-type="string" calcext:value-type="string">
            <text:p>http://www.suss.ch/shop/accessories/accessory-nr-11-00056.html</text:p>
          </table:table-cell>
          <table:table-cell office:value-type="currency" office:currency="EUR" office:value="200" calcext:value-type="currency">
            <text:p>200.00 €</text:p>
          </table:table-cell>
          <table:table-cell table:formula="of:=[.G4]*[.B4]" office:value-type="currency" office:currency="EUR" office:value="400" calcext:value-type="currency">
            <text:p>400.00 €</text:p>
          </table:table-cell>
          <table:table-cell office:value-type="string" calcext:value-type="string">
            <text:p>The mounting system is placed on cage rods between two Thorlabs cage plates that are mounted to the table with standard post/post holder/clamping fork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u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 provided by SUSS to glue MLA's into mounts</text:p>
          </table:table-cell>
          <table:table-cell office:value-type="string" calcext:value-type="string">
            <text:p>SUSS MicroOptics</text:p>
          </table:table-cell>
          <table:table-cell office:value-type="string" calcext:value-type="string">
            <text:p>22-00030</text:p>
          </table:table-cell>
          <table:table-cell office:value-type="string" calcext:value-type="string">
            <text:p>http://www.suss.ch/shop/services/gluing.html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[.G5]*[.B5]" office:value-type="currency" office:currency="EUR" office:value="0" calcext:value-type="currency">
            <text:p>0.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-Coa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i-reflection coating for MLA's and rotating diffuser, 400-750 nm double-sided</text:p>
          </table:table-cell>
          <table:table-cell office:value-type="string" calcext:value-type="string">
            <text:p>SUSS MicroOptics</text:p>
          </table:table-cell>
          <table:table-cell office:value-type="string" calcext:value-type="string">
            <text:p>22-00007</text:p>
          </table:table-cell>
          <table:table-cell/>
          <table:table-cell office:value-type="currency" office:currency="EUR" office:value="90" calcext:value-type="currency">
            <text:p>90.00 €</text:p>
          </table:table-cell>
          <table:table-cell table:formula="of:=[.G6]*[.B6]" office:value-type="currency" office:currency="EUR" office:value="270" calcext:value-type="currency">
            <text:p>270.00 €</text:p>
          </table:table-cell>
          <table:table-cell office:value-type="string" calcext:value-type="string">
            <text:p>Price was cheaper than on website (1000 CHF) if AR coating parts in the same purc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tating ground glass diffu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ing diffuser, motor, and controller, tilted version. Diffuser specs: 2.5 +/- 0.25 deg, FWHM @ 650 nm</text:p>
          </table:table-cell>
          <table:table-cell office:value-type="string" calcext:value-type="string">
            <text:p>SUSS MicroOptics</text:p>
          </table:table-cell>
          <table:table-cell office:value-type="string" calcext:value-type="string">
            <text:p>24-00066</text:p>
          </table:table-cell>
          <table:table-cell office:value-type="string" calcext:value-type="string">
            <text:p>http://www.suss.ch/shop/systems/system-nr-24-00066.html</text:p>
          </table:table-cell>
          <table:table-cell office:value-type="currency" office:currency="EUR" office:value="1133" calcext:value-type="currency">
            <text:p>1,133.00 €</text:p>
          </table:table-cell>
          <table:table-cell table:formula="of:=[.G7]*[.B7]" office:value-type="currency" office:currency="EUR" office:value="1133" calcext:value-type="currency">
            <text:p>1,133.00 €</text:p>
          </table:table-cell>
          <table:table-cell office:value-type="string" calcext:value-type="string">
            <text:p>AR coated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dditional pa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ge pla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 holding and positioning the MLA mounting system and rotating diffus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P02(/M)</text:p>
          </table:table-cell>
          <table:table-cell office:value-type="string" calcext:value-type="string">
            <text:p>https://www.thorlabs.com/thorproduct.cfm?partnumber=CP02/M</text:p>
          </table:table-cell>
          <table:table-cell office:value-type="currency" office:currency="EUR" office:value="14.4" calcext:value-type="currency">
            <text:p>14.40 €</text:p>
          </table:table-cell>
          <table:table-cell table:formula="of:=[.G10]*[.B10]" office:value-type="currency" office:currency="EUR" office:value="43.2" calcext:value-type="currency">
            <text:p>43.20 €</text:p>
          </table:table-cell>
          <table:table-cell office:value-type="string" calcext:value-type="string">
            <text:p>You can avoid buying a cage plate if you tap the rotating diffuser mount with an M4 or 8/32” ho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cusing l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 = +100 mm, 1 inch diameter achromat, ARC: 400-700 nm (F1 in manuscript, figure 2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C254-100-A</text:p>
          </table:table-cell>
          <table:table-cell office:value-type="string" calcext:value-type="string">
            <text:p>https://www.thorlabs.com/thorproduct.cfm?partnumber=AC254-100-A</text:p>
          </table:table-cell>
          <table:table-cell office:value-type="currency" office:currency="EUR" office:value="66.06" calcext:value-type="currency">
            <text:p>66.06 €</text:p>
          </table:table-cell>
          <table:table-cell table:formula="of:=[.G11]*[.B11]" office:value-type="currency" office:currency="EUR" office:value="66.06" calcext:value-type="currency">
            <text:p>66.06 €</text:p>
          </table:table-cell>
          <table:table-cell office:value-type="string" calcext:value-type="string">
            <text:p>The design code on my GitHub repo erroneously says that these lenses are single-element plano-convex lenses. In fact, they are achroma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imating l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 = +50 mm, 1 inch diameter achromat, ARC: 400-700 nm (lens FC in manuscript, figure 2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C254-050-A</text:p>
          </table:table-cell>
          <table:table-cell office:value-type="string" calcext:value-type="string">
            <text:p>https://www.thorlabs.com/thorproduct.cfm?partnumber=AC254-050-A</text:p>
          </table:table-cell>
          <table:table-cell office:value-type="currency" office:currency="EUR" office:value="66.06" calcext:value-type="currency">
            <text:p>66.06 €</text:p>
          </table:table-cell>
          <table:table-cell table:formula="of:=[.G12]*[.B12]" office:value-type="currency" office:currency="EUR" office:value="66.06" calcext:value-type="currency">
            <text:p>66.06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Y kinematic lens 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sion xy translation mount for 1 inch optic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1XY(/M)</text:p>
          </table:table-cell>
          <table:table-cell office:value-type="string" calcext:value-type="string">
            <text:p>https://www.thorlabs.com/thorproduct.cfm?partnumber=LM1XY/M</text:p>
          </table:table-cell>
          <table:table-cell office:value-type="currency" office:currency="EUR" office:value="126.35" calcext:value-type="currency">
            <text:p>126.35 €</text:p>
          </table:table-cell>
          <table:table-cell table:formula="of:=[.G13]*[.B13]" office:value-type="currency" office:currency="EUR" office:value="252.7" calcext:value-type="currency">
            <text:p>252.70 €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User-dependent</text:p>
          </table:table-cell>
          <table:table-cell table:style-name="ce1"/>
          <table:table-cell table:style-name="ce1" office:value-type="string" calcext:value-type="string">
            <text:p>The details of these parts depends on each user's system.</text:p>
          </table:table-cell>
          <table:table-cell table:style-name="ce1" table:number-columns-repeated="3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Po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” posts for cage plates and lenses (5 pack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R75/M-P5</text:p>
          </table:table-cell>
          <table:table-cell office:value-type="string" calcext:value-type="string">
            <text:p>https://www.thorlabs.com/thorproduct.cfm?partnumber=TR75/M-P5</text:p>
          </table:table-cell>
          <table:table-cell office:value-type="currency" office:currency="EUR" office:value="21.95" calcext:value-type="currency">
            <text:p>21.95 €</text:p>
          </table:table-cell>
          <table:table-cell table:formula="of:=[.G16]*[.B16]" office:value-type="currency" office:currency="EUR" office:value="21.95" calcext:value-type="currency">
            <text:p>21.9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st hol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” post holders for cage plates and lenses (5 pack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H100E/M</text:p>
          </table:table-cell>
          <table:table-cell office:value-type="string" calcext:value-type="string">
            <text:p>https://www.thorlabs.com/thorproduct.cfm?partnumber=PH100E/M#ad-image-0</text:p>
          </table:table-cell>
          <table:table-cell office:value-type="currency" office:currency="EUR" office:value="22.05" calcext:value-type="currency">
            <text:p>22.05 €</text:p>
          </table:table-cell>
          <table:table-cell table:formula="of:=[.G17]*[.B17]" office:value-type="currency" office:currency="EUR" office:value="22.05" calcext:value-type="currency">
            <text:p>22.0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mping f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mping fork for 1/2” posts (5 pack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F175-P5</text:p>
          </table:table-cell>
          <table:table-cell office:value-type="string" calcext:value-type="string">
            <text:p>https://www.thorlabs.com/thorproduct.cfm?partnumber=CF175-P5</text:p>
          </table:table-cell>
          <table:table-cell office:value-type="currency" office:currency="EUR" office:value="42.3" calcext:value-type="currency">
            <text:p>42.30 €</text:p>
          </table:table-cell>
          <table:table-cell table:formula="of:=[.G18]*[.B18]" office:value-type="currency" office:currency="EUR" office:value="42.3" calcext:value-type="currency">
            <text:p>42.3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ge r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holding and positioning the MLA mounting system (4” length, 6 mm diameter) (4 pack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ER2-P4</text:p>
          </table:table-cell>
          <table:table-cell office:value-type="string" calcext:value-type="string">
            <text:p>https://www.thorlabs.com/thorproduct.cfm?partnumber=ER2-P4</text:p>
          </table:table-cell>
          <table:table-cell office:value-type="currency" office:currency="EUR" office:value="20.31" calcext:value-type="currency">
            <text:p>20.31 €</text:p>
          </table:table-cell>
          <table:table-cell table:formula="of:=[.G19]*[.B19]" office:value-type="currency" office:currency="EUR" office:value="20.31" calcext:value-type="currency">
            <text:p>20.31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ge r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holding the rotating diffuser (2” length, 6 mm diamter) (4 pack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ER4-P4</text:p>
          </table:table-cell>
          <table:table-cell office:value-type="string" calcext:value-type="string">
            <text:p>https://www.thorlabs.com/thorproduct.cfm?partnumber=ER4-P4</text:p>
          </table:table-cell>
          <table:table-cell office:value-type="currency" office:currency="EUR" office:value="23.73" calcext:value-type="currency">
            <text:p>23.73 €</text:p>
          </table:table-cell>
          <table:table-cell table:formula="of:=[.G20]*[.B20]" office:value-type="currency" office:currency="EUR" office:value="23.73" calcext:value-type="currency">
            <text:p>23.73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-20 and 8-32 (imperial) or M4 and M6 (metric) scre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ptio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tch and yaw accessory 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 microlens arrays can be placed on this platform for additional position control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Y003 (or PY003/M)</text:p>
          </table:table-cell>
          <table:table-cell office:value-type="string" calcext:value-type="string">
            <text:p>https://www.thorlabs.com/thorproduct.cfm?partnumber=PY003/M</text:p>
          </table:table-cell>
          <table:table-cell office:value-type="currency" office:currency="EUR" office:value="182.7" calcext:value-type="currency">
            <text:p>182.70 €</text:p>
          </table:table-cell>
          <table:table-cell table:formula="of:=[.G24]*[.B24]" office:value-type="currency" office:currency="EUR" office:value="182.7" calcext:value-type="currency">
            <text:p>182.70 €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nput beam size: 4 mm waist radius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User-dependent parts will vary in size and hole tappings (metric or imperial) depending on the user's setup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rices were obtained on January 12, 2017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6:23:12.080220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1:21:27.738700531</meta:creation-date>
    <meta:generator>LibreOffice/4.3.3.2$Linux_X86_64 LibreOffice_project/430m0$Build-2</meta:generator>
    <dc:date>2017-01-12T16:32:39.520006077</dc:date>
    <meta:editing-duration>PT3H51M2S</meta:editing-duration>
    <meta:editing-cycles>33</meta:editing-cycles>
    <meta:document-statistic meta:table-count="1" meta:cell-count="144" meta:object-count="0"/>
  </office:meta>
</office:document-meta>
</file>